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gridcontrol3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gridcontrol3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 style:data-style-name="N100">
      <style:table-cell-properties fo:background-color="#6666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0:53 2018-02-18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2018-02-18 18:01: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0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style-name="ce11"/>
          <table:table-cell table:number-columns-repeated="3"/>
        </table:table-row>
        <table:table-row table:style-name="ro1">
          <table:table-cell table:style-name="ce12"/>
          <table:table-cell table:number-columns-repeated="3"/>
        </table:table-row>
        <table:table-row table:style-name="ro1">
          <table:table-cell table:style-name="ce11"/>
          <table:table-cell table:number-columns-repeated="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00/00/00</text:date>, <text:time style:data-style-name="N2" text:time-value="18:00:47.7376774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2-18T18:02:54.223334707</dc:date>
    <meta:editing-duration>PT14M36S</meta:editing-duration>
    <meta:editing-cycles>11</meta:editing-cycles>
    <meta:document-statistic meta:table-count="2" meta:cell-count="4" meta:object-count="0"/>
  </office:meta>
</office:document-meta>
</file>